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2.96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6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1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3.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cm" svg:height="1.6cm" svg:x="12.05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1cm" svg:height="1.9cm" svg:x="10.95cm" svg:y="5.2cm">
          <text:p text:style-name="P1">Read Images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.1cm" svg:height="1.9cm" svg:x="10.95cm" svg:y="20.8cm">
          <text:p text:style-name="P1">Sleep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1.6cm" svg:height="1.9cm" svg:x="8.7cm" svg:y="17.8cm">
          <text:p text:style-name="P1">Send timer value to all the phases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4.4cm" svg:height="1.9cm" svg:x="7.3cm" svg:y="14.8cm">
          <text:p text:style-name="P1">Send green signal to active phase and red signal</text:p>
          <text:p text:style-name="P1">to all other phases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2.8cm" svg:height="1.9cm" svg:x="8.1cm" svg:y="11.7cm">
          <text:p text:style-name="P1">Decide the next active phase and the timer </text:p>
          <text:p text:style-name="P1">value using the decision algo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1.5cm" svg:height="1.9cm" svg:x="8.75cm" svg:y="8.5cm">
          <text:p text:style-name="P1">Calculate no. Of vehicles in each lane 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8cm" svg:height="3cm" svg:x="12.1cm" svg:y="24.1cm">
          <text:p text:style-name="P1">Timer ov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svg:x1="14.5cm" svg:y1="4cm" svg:x2="14.5cm" svg:y2="5.2cm" draw:start-shape="id1" draw:start-glue-point="8" draw:end-shape="id2" draw:end-glue-point="0" svg:d="M14500 4000v1200" svg:viewBox="0 0 1 1201">
          <text:p/>
        </draw:connector>
        <draw:connector draw:style-name="gr8" draw:text-style-name="P3" draw:layer="layout" svg:x1="14.5cm" svg:y1="7.1cm" svg:x2="14.5cm" svg:y2="8.5cm" draw:start-shape="id2" draw:start-glue-point="2" draw:end-shape="id3" draw:end-glue-point="0" svg:d="M14500 7100v1400" svg:viewBox="0 0 1 1401">
          <text:p/>
        </draw:connector>
        <draw:connector draw:style-name="gr8" draw:text-style-name="P3" draw:layer="layout" svg:x1="14.5cm" svg:y1="10.4cm" svg:x2="14.5cm" svg:y2="11.7cm" draw:start-shape="id3" draw:start-glue-point="2" draw:end-shape="id4" draw:end-glue-point="0" svg:d="M14500 10400v1300" svg:viewBox="0 0 1 1301">
          <text:p/>
        </draw:connector>
        <draw:connector draw:style-name="gr8" draw:text-style-name="P3" draw:layer="layout" svg:x1="14.5cm" svg:y1="13.6cm" svg:x2="14.5cm" svg:y2="14.8cm" draw:start-shape="id4" draw:start-glue-point="2" draw:end-shape="id5" draw:end-glue-point="0" svg:d="M14500 13600v1200" svg:viewBox="0 0 1 1201">
          <text:p/>
        </draw:connector>
        <draw:connector draw:style-name="gr8" draw:text-style-name="P3" draw:layer="layout" svg:x1="14.5cm" svg:y1="16.7cm" svg:x2="14.5cm" svg:y2="17.8cm" draw:start-shape="id5" draw:start-glue-point="2" draw:end-shape="id6" draw:end-glue-point="0" svg:d="M14500 16700v1100" svg:viewBox="0 0 1 1101">
          <text:p/>
        </draw:connector>
        <draw:connector draw:style-name="gr8" draw:text-style-name="P3" draw:layer="layout" svg:x1="14.5cm" svg:y1="19.7cm" svg:x2="14.5cm" svg:y2="20.8cm" draw:start-shape="id6" draw:start-glue-point="2" draw:end-shape="id7" draw:end-glue-point="0" svg:d="M14500 19700v1100" svg:viewBox="0 0 1 1101">
          <text:p/>
        </draw:connector>
        <draw:connector draw:style-name="gr8" draw:text-style-name="P3" draw:layer="layout" svg:x1="14.5cm" svg:y1="22.7cm" svg:x2="14.5cm" svg:y2="24.1cm" draw:start-shape="id7" draw:start-glue-point="2" draw:end-shape="id8" draw:end-glue-point="4" svg:d="M14500 22700v1400" svg:viewBox="0 0 1 1401">
          <text:p/>
        </draw:connector>
        <draw:connector draw:style-name="gr8" draw:text-style-name="P3" draw:layer="layout" svg:x1="16.9cm" svg:y1="25.6cm" svg:x2="18.05cm" svg:y2="21.75cm" draw:start-shape="id8" draw:start-glue-point="7" draw:end-shape="id7" draw:end-glue-point="1" svg:d="M16900 25600h1651v-3850h-501" svg:viewBox="0 0 1652 3851">
          <text:p/>
        </draw:connector>
        <draw:line draw:style-name="gr9" draw:text-style-name="P3" xml:id="id9" draw:id="id9" draw:layer="layout" svg:x1="12.201cm" svg:y1="25.6cm" svg:x2="6.8cm" svg:y2="25.6cm">
          <text:p/>
        </draw:line>
        <draw:connector draw:style-name="gr8" draw:text-style-name="P3" draw:layer="layout" svg:x1="6.8cm" svg:y1="25.6cm" svg:x2="12.05cm" svg:y2="3.2cm" draw:start-shape="id9" draw:start-glue-point="3" draw:end-shape="id1" draw:end-glue-point="6" svg:d="M6800 25600v-22400h5250" svg:viewBox="0 0 5251 22401">
          <text:p/>
        </draw:connector>
        <draw:frame draw:style-name="gr10" draw:text-style-name="P4" draw:layer="layout" svg:width="4cm" svg:height="1cm" svg:x="15.2cm" svg:y="23.1cm">
          <draw:text-box>
            <text:p>No</text:p>
          </draw:text-box>
        </draw:frame>
        <draw:frame draw:style-name="gr10" draw:text-style-name="P4" draw:layer="layout" svg:width="4cm" svg:height="1cm" svg:x="3.8cm" svg:y="26.1cm">
          <draw:text-box>
            <text:p text:style-name="P1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16T12:01:42.542223745</meta:creation-date>
    <dc:date>2017-04-16T12:27:30.485928410</dc:date>
    <dc:creator>Srikanth Pisharody</dc:creator>
    <meta:editing-duration>PT25M48S</meta:editing-duration>
    <meta:editing-cycles>2</meta:editing-cycles>
    <meta:generator>LibreOffice/5.0.3.2$Linux_X86_64 LibreOffice_project/00m0$Build-2</meta:generator>
    <meta:document-statistic meta:object-count="20"/>
  </office:meta>
</office:document-meta>
</file>